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3.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4.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cm" fo:min-width="2.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cm" fo:min-width="1.45cm"/>
    </style:style>
    <style:style style:name="gr6" style:family="graphic" style:parent-style-name="objectwithoutfill">
      <style:graphic-properties draw:fill="none" draw:fill-color="#ffffff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3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3.4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1.55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1.97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55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1.3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1.976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85cm"/>
    </style:style>
    <style:style style:name="gr16" style:family="graphic" style:parent-style-name="standard">
      <style:graphic-properties draw:stroke="none" svg:stroke-color="#000000" draw:fill="none" draw:fill-color="#ffffff" fo:min-height="0.95cm"/>
    </style:style>
    <style:style style:name="gr17" style:family="graphic" style:parent-style-name="standard">
      <style:graphic-properties draw:stroke="none" svg:stroke-color="#000000" draw:fill="none" draw:fill-color="#ffffff" fo:min-height="0.712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3.4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.1cm"/>
    </style:style>
    <style:style style:name="gr20" style:family="graphic" style:parent-style-name="objectwithoutfill">
      <style:graphic-properties svg:stroke-color="#000000" draw:fill="none" draw:fill-color="#ffffff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1.4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fo:font-size="18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4.3cm" svg:height="1.7cm" svg:x="4.1cm" svg:y="16.4cm">
          <text:p text:style-name="P1">Hairdresser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5cm" svg:height="1.4cm" svg:x="20.8cm" svg:y="4.5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1cm" svg:height="2.3cm" svg:x="3.6cm" svg:y="4.1cm">
          <text:p text:style-name="P1">Appointment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6.2cm" svg:height="3.7cm" svg:x="12.4cm" svg:y="3.378cm">
          <text:p text:style-name="P1">Makes reserv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2" draw:id="id2" draw:layer="layout" svg:width="3.9cm" svg:height="3.3cm" svg:x="4.2cm" svg:y="9.4cm">
          <text:p text:style-name="P1">Reserv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s" svg:x1="6.25cm" svg:y1="16.4cm" svg:x2="6.15cm" svg:y2="12.7cm" draw:start-shape="id1" draw:start-glue-point="0" draw:end-shape="id2" draw:end-glue-point="6" svg:d="M6250 16400v-501l-100-2697v-502" svg:viewBox="0 0 101 3701">
          <text:p/>
        </draw:connector>
        <draw:connector draw:style-name="gr6" draw:text-style-name="P3" draw:layer="layout" draw:type="lines" svg:x1="6.15cm" svg:y1="9.4cm" svg:x2="6.15cm" svg:y2="6.4cm" draw:start-shape="id2" draw:start-glue-point="4" draw:end-shape="id3" svg:d="M6150 9400v-501-1998-501" svg:viewBox="0 0 1 3001">
          <text:p/>
        </draw:connector>
        <draw:connector draw:style-name="gr6" draw:text-style-name="P3" draw:layer="layout" draw:type="lines" svg:x1="8.7cm" svg:y1="5.25cm" svg:x2="12.4cm" svg:y2="5.228cm" draw:start-shape="id3" draw:end-shape="id4" draw:end-glue-point="5" svg:d="M8700 5250h501l2698-22h501" svg:viewBox="0 0 3701 23">
          <text:p/>
        </draw:connector>
        <draw:connector draw:style-name="gr6" draw:text-style-name="P3" draw:layer="layout" draw:type="lines" svg:x1="18.6cm" svg:y1="5.228cm" svg:x2="20.8cm" svg:y2="5.2cm" draw:start-shape="id4" draw:start-glue-point="7" draw:end-shape="id5" draw:end-glue-point="3" svg:d="M18600 5228h502l1197-28h501" svg:viewBox="0 0 2201 29">
          <text:p/>
        </draw:connector>
        <draw:custom-shape draw:style-name="gr7" draw:text-style-name="P2" xml:id="id7" draw:id="id7" draw:layer="layout" svg:width="2.6cm" svg:height="1cm" svg:x="3.3cm" svg:y="19.5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2.6cm" svg:height="1cm" svg:x="6.5cm" svg:y="19.3cm">
          <text:p text:style-name="P1">su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9" draw:id="id9" draw:layer="layout" svg:width="5.6cm" svg:height="1.5cm" svg:x="8.8cm" svg:y="17.8cm">
          <text:p text:style-name="P1"><text:span text:style-name="T1">hairdress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6" draw:id="id6" draw:layer="layout" svg:width="2.9cm" svg:height="1.3cm" svg:x="0.6cm" svg:y="18.1cm">
          <text:p text:style-name="P1">specialit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3.5cm" svg:y1="18.75cm" svg:x2="6.25cm" svg:y2="18.1cm" draw:start-shape="id6" draw:start-glue-point="10" draw:end-shape="id1" draw:end-glue-point="2" svg:d="M3500 18750l2750-650" svg:viewBox="0 0 2751 651">
          <text:p/>
        </draw:connector>
        <draw:connector draw:style-name="gr6" draw:text-style-name="P3" draw:layer="layout" draw:type="line" svg:x1="5.52cm" svg:y1="19.646cm" svg:x2="6.25cm" svg:y2="18.1cm" draw:start-shape="id7" draw:start-glue-point="11" draw:end-shape="id1" draw:end-glue-point="2" svg:d="M5520 19646l730-1546" svg:viewBox="0 0 731 1547">
          <text:p/>
        </draw:connector>
        <draw:connector draw:style-name="gr6" draw:text-style-name="P3" draw:layer="layout" draw:type="line" svg:x1="6.88cm" svg:y1="19.446cm" svg:x2="6.25cm" svg:y2="18.1cm" draw:start-shape="id8" draw:start-glue-point="5" draw:end-shape="id1" draw:end-glue-point="2" svg:d="M6880 19446l-630-1346" svg:viewBox="0 0 631 1347">
          <text:p/>
        </draw:connector>
        <draw:connector draw:style-name="gr6" draw:text-style-name="P3" draw:layer="layout" draw:type="line" svg:x1="8.8cm" svg:y1="18.55cm" svg:x2="6.25cm" svg:y2="18.1cm" draw:start-shape="id9" draw:start-glue-point="6" draw:end-shape="id1" draw:end-glue-point="2" svg:d="M8800 18550l-2550-450" svg:viewBox="0 0 2551 451">
          <text:p/>
        </draw:connector>
        <draw:custom-shape draw:style-name="gr7" draw:text-style-name="P2" xml:id="id11" draw:id="id11" draw:layer="layout" svg:width="2.6cm" svg:height="1cm" svg:x="18.2cm" svg:y="1.3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" draw:id="id12" draw:layer="layout" svg:width="2.6cm" svg:height="1cm" svg:x="21.2cm" svg:y="0.9cm">
          <text:p text:style-name="P1">su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3" draw:id="id13" draw:layer="layout" svg:width="3.5cm" svg:height="1.5cm" svg:x="24.1cm" svg:y="0.5cm">
          <text:p text:style-name="P1"><text:span text:style-name="T1">custom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0" draw:id="id10" draw:layer="layout" svg:width="2.9cm" svg:height="1cm" svg:x="25.5cm" svg:y="2.6cm">
          <text:p text:style-name="P1">b_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5.5cm" svg:y1="3.1cm" svg:x2="22.55cm" svg:y2="4.5cm" draw:start-shape="id10" draw:start-glue-point="6" draw:end-shape="id5" draw:end-glue-point="0" svg:d="M25500 3100l-2950 1400" svg:viewBox="0 0 2951 1401">
          <text:p/>
        </draw:connector>
        <draw:connector draw:style-name="gr6" draw:text-style-name="P3" draw:layer="layout" draw:type="line" svg:x1="19.5cm" svg:y1="2.3cm" svg:x2="22.55cm" svg:y2="4.5cm" draw:start-shape="id11" draw:start-glue-point="8" draw:end-shape="id5" draw:end-glue-point="0" svg:d="M19500 2300l3050 2200" svg:viewBox="0 0 3051 2201">
          <text:p/>
        </draw:connector>
        <draw:connector draw:style-name="gr6" draw:text-style-name="P3" draw:layer="layout" draw:type="line" svg:x1="22.5cm" svg:y1="1.9cm" svg:x2="22.55cm" svg:y2="4.5cm" draw:start-shape="id12" draw:start-glue-point="8" draw:end-shape="id5" draw:end-glue-point="0" svg:d="M22500 1900l50 2600" svg:viewBox="0 0 51 2601">
          <text:p/>
        </draw:connector>
        <draw:connector draw:style-name="gr6" draw:text-style-name="P3" draw:layer="layout" draw:type="line" svg:x1="24.612cm" svg:y1="1.781cm" svg:x2="22.55cm" svg:y2="4.5cm" draw:start-shape="id13" draw:start-glue-point="7" draw:end-shape="id5" draw:end-glue-point="0" svg:d="M24612 1781l-2062 2719" svg:viewBox="0 0 2063 2720">
          <text:p/>
        </draw:connector>
        <draw:custom-shape draw:style-name="gr12" draw:text-style-name="P2" xml:id="id16" draw:id="id16" draw:layer="layout" svg:width="2.6cm" svg:height="1.1cm" svg:x="9cm" svg:y="7.8cm">
          <text:p text:style-name="P1">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7" draw:id="id17" draw:layer="layout" svg:width="2.6cm" svg:height="1.1cm" svg:x="11.2cm" svg:y="7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5" draw:id="id15" draw:layer="layout" svg:width="3.5cm" svg:height="1.3cm" svg:x="2.5cm" svg:y="1.1cm">
          <text:p text:style-name="P1">treat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" draw:id="id14" draw:layer="layout" svg:width="2.6cm" svg:height="1cm" svg:x="0.9cm" svg:y="2.6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3.12cm" svg:y1="3.454cm" svg:x2="6.15cm" svg:y2="4.1cm" draw:start-shape="id14" draw:start-glue-point="9" draw:end-shape="id3" draw:end-glue-point="0" svg:d="M3120 3454l3030 646" svg:viewBox="0 0 3031 647">
          <text:p/>
        </draw:connector>
        <draw:connector draw:style-name="gr6" draw:text-style-name="P3" draw:layer="layout" draw:type="line" svg:x1="4.25cm" svg:y1="2.4cm" svg:x2="6.15cm" svg:y2="4.1cm" draw:start-shape="id15" draw:start-glue-point="8" draw:end-shape="id3" draw:end-glue-point="0" svg:d="M4250 2400l1900 1700" svg:viewBox="0 0 1901 1701">
          <text:p/>
        </draw:connector>
        <draw:connector draw:style-name="gr6" draw:text-style-name="P3" draw:layer="layout" draw:type="line" svg:x1="10.3cm" svg:y1="7.8cm" svg:x2="8.7cm" svg:y2="5.25cm" draw:start-shape="id16" draw:start-glue-point="4" draw:end-shape="id3" svg:d="M10300 7800l-1600-2550" svg:viewBox="0 0 1601 2551">
          <text:p/>
        </draw:connector>
        <draw:connector draw:style-name="gr6" draw:text-style-name="P3" draw:layer="layout" draw:type="line" svg:x1="11.2cm" svg:y1="7.55cm" svg:x2="8.7cm" svg:y2="5.25cm" draw:start-shape="id17" draw:start-glue-point="6" draw:end-shape="id3" draw:end-glue-point="1" svg:d="M11200 7550l-2500-2300" svg:viewBox="0 0 2501 2301">
          <text:p/>
        </draw:connector>
        <draw:line draw:style-name="gr6" draw:text-style-name="P3" draw:layer="layout" svg:x1="4.5cm" svg:y1="7.3cm" svg:x2="11.2cm" svg:y2="7.2cm">
          <text:p/>
        </draw:line>
        <draw:line draw:style-name="gr6" draw:text-style-name="P3" draw:layer="layout" svg:x1="11.2cm" svg:y1="7.2cm" svg:x2="11.2cm" svg:y2="4.3cm">
          <text:p/>
        </draw:line>
        <draw:custom-shape draw:style-name="gr14" draw:text-style-name="P5" draw:layer="layout" svg:width="0.3cm" svg:height="0.3cm" svg:x="4.3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2.2cm" svg:height="1.1cm" svg:x="11.3cm" svg:y="3.9cm">
          <draw:text-box>
            <text:p>(1,1)</text:p>
          </draw:text-box>
        </draw:frame>
        <draw:frame draw:style-name="gr16" draw:text-style-name="P6" draw:layer="layout" svg:width="2.2cm" svg:height="1.2cm" svg:x="17cm" svg:y="3.7cm">
          <draw:text-box>
            <text:p>(1,N)</text:p>
          </draw:text-box>
        </draw:frame>
        <draw:frame draw:style-name="gr15" draw:text-style-name="P6" draw:layer="layout" svg:width="2.2cm" svg:height="1.1cm" svg:x="4.2cm" svg:y="12.6cm">
          <draw:text-box>
            <text:p>(0,N)</text:p>
          </draw:text-box>
        </draw:frame>
        <draw:frame draw:style-name="gr17" draw:text-style-name="P6" draw:layer="layout" svg:width="2.2cm" svg:height="0.962cm" svg:x="4.3cm" svg:y="8.738cm">
          <draw:text-box>
            <text:p>(1,1)</text:p>
          </draw:text-box>
        </draw:frame>
        <draw:custom-shape draw:style-name="gr18" draw:text-style-name="P2" xml:id="id19" draw:id="id19" draw:layer="layout" svg:width="3.9cm" svg:height="1.3cm" svg:x="20.623cm" svg:y="12.9cm">
          <text:p text:style-name="P1">Telephone</text:p>
          <draw:enhanced-geometry svg:viewBox="0 0 21600 21600" draw:type="rectangle" draw:enhanced-path="M 0 0 L 21600 0 21600 21600 0 21600 0 0 Z N"/>
        </draw:custom-shape>
        <draw:custom-shape draw:style-name="gr19" draw:text-style-name="P2" xml:id="id18" draw:id="id18" draw:layer="layout" svg:width="3.2cm" svg:height="2.5cm" svg:x="20.961cm" svg:y="8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3" draw:layer="layout" draw:type="lines" svg:x1="22.55cm" svg:y1="5.9cm" svg:x2="22.561cm" svg:y2="8cm" draw:start-shape="id5" draw:start-glue-point="2" draw:end-shape="id18" draw:end-glue-point="4" svg:d="M22550 5900v501l11 1098v501" svg:viewBox="0 0 12 2101">
          <text:p/>
        </draw:connector>
        <draw:connector draw:style-name="gr20" draw:text-style-name="P3" draw:layer="layout" draw:type="lines" svg:x1="22.561cm" svg:y1="10.5cm" svg:x2="22.573cm" svg:y2="12.9cm" draw:start-shape="id18" draw:start-glue-point="6" draw:end-shape="id19" draw:end-glue-point="0" svg:d="M22561 10500v502l12 1397v501" svg:viewBox="0 0 13 2401">
          <text:p/>
        </draw:connector>
        <draw:frame draw:style-name="gr15" draw:text-style-name="P6" draw:layer="layout" svg:width="2.2cm" svg:height="1.1cm" svg:x="20.3cm" svg:y="10.3cm">
          <draw:text-box>
            <text:p>(1,1)</text:p>
          </draw:text-box>
        </draw:frame>
        <draw:frame draw:style-name="gr15" draw:text-style-name="P6" draw:layer="layout" svg:width="2.2cm" svg:height="1.1cm" svg:x="20.3cm" svg:y="7.3cm">
          <draw:text-box>
            <text:p>(1,N)</text:p>
          </draw:text-box>
        </draw:frame>
        <draw:custom-shape draw:style-name="gr21" draw:text-style-name="P4" xml:id="id20" draw:id="id20" draw:layer="layout" svg:width="2.7cm" svg:height="1.3cm" svg:x="18cm" svg:y="15.5cm">
          <text:p text:style-name="P1"><text:span text:style-name="T1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line" svg:x1="20.305cm" svg:y1="15.69cm" svg:x2="22.573cm" svg:y2="14.2cm" draw:start-shape="id20" draw:start-glue-point="11" draw:end-shape="id19" draw:end-glue-point="2" svg:d="M20305 15690l2268-1490" svg:viewBox="0 0 2269 14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6:02:43.980000000</meta:creation-date>
    <dc:date>2018-01-29T15:49:14.656000000</dc:date>
    <meta:editing-duration>PT44M13S</meta:editing-duration>
    <meta:editing-cycles>14</meta:editing-cycles>
    <meta:generator>LibreOffice/5.2.2.2$Windows_x86 LibreOffice_project/8f96e87c890bf8fa77463cd4b640a2312823f3ad</meta:generator>
    <meta:document-statistic meta:object-count="48"/>
  </office:meta>
</office:document-meta>
</file>